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424" officeooo:paragraph-rsid="0002f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60e9" officeooo:paragraph-rsid="000c60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cc936" officeooo:paragraph-rsid="000cc93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cc936" officeooo:paragraph-rsid="000cc93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cfa95" officeooo:paragraph-rsid="000cfa9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d1ef4" officeooo:paragraph-rsid="000d1e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eeda4" officeooo:paragraph-rsid="000ee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Flash Tutorial List</text:p>
      <text:p text:style-name="P1"/>
      <text:p text:style-name="P3">Not ordered nor exhaustive incremental list :)</text:p>
      <text:list xml:id="list6571957900512580520" text:style-name="L1">
        <text:list-item>
          <text:p text:style-name="P4">How to add a new flash filesystem</text:p>
        </text:list-item>
        <text:list-item>
          <text:p text:style-name="P4">How to add a new FTL</text:p>
        </text:list-item>
        <text:list-item>
          <text:p text:style-name="P4">How to add a custom functional asynchronous event</text:p>
        </text:list-item>
        <text:list-item>
          <text:p text:style-name="P4">How to add a custom stat logging asynchronous event</text:p>
        </text:list-item>
        <text:list-item>
          <text:p text:style-name="P5">How to add custom performance / power consumption models</text:p>
        </text:list-item>
        <text:list-item>
          <text:p text:style-name="P6">How to add a custom parameter in the parameter file and access it in the simulator code</text:p>
        </text:list-item>
        <text:list-item>
          <text:p text:style-name="P7">How to add an outp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3-11-20T13:57:19.296084605</meta:creation-date>
    <meta:generator>LibreOffice/4.1.3.2$Linux_X86_64 LibreOffice_project/410m0$Build-2</meta:generator>
    <dc:date>2014-05-20T19:12:30.880023143</dc:date>
    <dc:creator>Pierre Olivier</dc:creator>
    <meta:editing-duration>PT7M22S</meta:editing-duration>
    <meta:editing-cycles>15</meta:editing-cycles>
    <meta:document-statistic meta:table-count="0" meta:image-count="0" meta:object-count="0" meta:page-count="1" meta:paragraph-count="9" meta:word-count="78" meta:character-count="392" meta:non-whitespace-character-count="330"/>
  </office:meta>
</office:document-meta>
</file>